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e9f6" officeooo:paragraph-rsid="0007e9f6"/>
    </style:style>
    <style:style style:name="P2" style:family="paragraph" style:parent-style-name="Standard">
      <style:text-properties fo:font-size="14pt" officeooo:rsid="0007e9f6" officeooo:paragraph-rsid="0007e9f6" style:font-size-asian="14pt" style:font-size-complex="14pt"/>
    </style:style>
    <style:style style:name="P3" style:family="paragraph" style:parent-style-name="Standard">
      <style:text-properties fo:font-size="15pt" fo:font-weight="bold" officeooo:rsid="0007e9f6" officeooo:paragraph-rsid="0007e9f6" style:font-size-asian="15pt" style:font-weight-asian="bold" style:font-size-complex="15pt" style:font-weight-complex="bold"/>
    </style:style>
    <style:style style:name="P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Jordi Carretero Cacho</text:span>, secretari de l’IES Joan Ramis i Ramis,</text:p>
      <text:p text:style-name="P1"/>
      <text:p text:style-name="P1"/>
      <text:p text:style-name="P1"/>
      <text:p text:style-name="P1"><text:span text:style-name="T3">CERTIFIC</text:span><text:span text:style-name="T2">:</text:span> D’acord amb la matriculació acceptada i tramitada correctament, el señor Jordi Melia Carreras amb <text:span text:style-name="T3">DNI 41613828C</text:span>, està cursant el primer any del cicle formatiu de grau mitjà de sistemes microinformàtics i xarxes, del 20 de setembre de 2024, fins 21 de juny de 2025.</text:p>
      <text:p text:style-name="P1"/>
      <text:p text:style-name="P1">I, perquè consti, sign aquest cerificat amb la direcotra <text:span text:style-name="T3">Raquel Taltavull Carreras</text:span><text:span text:style-name="T2">.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3">Maó, 8 de novembre de 2024</text:p>
      <text:p text:style-name="P1"/>
      <text:p text:style-name="P1"><draw:line text:anchor-type="paragraph" draw:z-index="0" draw:name="Line 1" draw:style-name="gr1" draw:text-style-name="P4" svg:x1="0.284cm" svg:y1="1.408cm" svg:x2="1.448cm" svg:y2="1.064cm"><text:p/></draw:line><draw:line text:anchor-type="paragraph" draw:z-index="1" draw:name="Line 2" draw:style-name="gr1" draw:text-style-name="P4" svg:x1="1.051cm" svg:y1="0.349cm" svg:x2="1.448cm" svg:y2="1.063cm"><text:p/></draw:line><draw:line text:anchor-type="paragraph" draw:z-index="2" draw:name="Horizontal line 1" draw:style-name="gr1" draw:text-style-name="P4" svg:x1="-0.095cm" svg:y1="0.877cm" svg:x2="1.667cm" svg:y2="0.877cm"><text:p/></draw:line><draw:line text:anchor-type="paragraph" draw:z-index="3" draw:name="Horizontal line 2" draw:style-name="gr1" draw:text-style-name="P4" svg:x1="0.91cm" svg:y1="0.929cm" svg:x2="1.051cm" svg:y2="0.349cm"><text:p/></draw:lin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8T11:20:26.796084452</meta:creation-date>
    <dc:date>2024-11-08T11:35:34.861882190</dc:date>
    <meta:editing-duration>PT30S</meta:editing-duration>
    <meta:editing-cycles>1</meta:editing-cycles>
    <meta:document-statistic meta:table-count="0" meta:image-count="0" meta:object-count="0" meta:page-count="1" meta:paragraph-count="4" meta:word-count="73" meta:character-count="444" meta:non-whitespace-character-count="375"/>
    <meta:generator>LibreOffice/24.2.5.2$Linux_X86_64 LibreOffice_project/420$Build-2</meta:generator>
  </office:meta>
</office:document-meta>
</file>